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xinMedium" svg:font-family="AuxinMedium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15e1" officeooo:paragraph-rsid="000415e1"/>
    </style:style>
    <style:style style:name="P2" style:family="paragraph" style:parent-style-name="Standard">
      <style:text-properties officeooo:rsid="000415e1" officeooo:paragraph-rsid="0005569d"/>
    </style:style>
    <style:style style:name="P3" style:family="paragraph" style:parent-style-name="Standard">
      <style:text-properties officeooo:rsid="0004d3c8" officeooo:paragraph-rsid="0005569d"/>
    </style:style>
    <style:style style:name="P4" style:family="paragraph" style:parent-style-name="Standard">
      <style:text-properties officeooo:rsid="0005569d" officeooo:paragraph-rsid="0005569d"/>
    </style:style>
    <style:style style:name="P5" style:family="paragraph" style:parent-style-name="Standard">
      <style:text-properties officeooo:rsid="0006efdf" officeooo:paragraph-rsid="0006efdf"/>
    </style:style>
    <style:style style:name="T1" style:family="text">
      <style:text-properties officeooo:rsid="0005569d"/>
    </style:style>
    <style:style style:name="T2" style:family="text">
      <style:text-properties officeooo:rsid="0005d6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</text:p>
      <text:p text:style-name="P1"/>
      <text:p text:style-name="P1">INICIO <text:span text:style-name="T1">(solo el titulo)</text:span></text:p>
      <text:p text:style-name="P1"/>
      <text:p text:style-name="P2">Ultimas Noticias <text:span text:style-name="T1">(solo el titulo)</text:span></text:p>
      <text:p text:style-name="P2">Eventos <text:span text:style-name="T1">(solo el titulo)</text:span></text:p>
      <text:p text:style-name="P1">Trasplante (todo el contenido- tabla ,renal ,hepatico, cardiaco)</text:p>
      <text:p text:style-name="P3">video institucional <text:span text:style-name="T1">(solo el titulo)</text:span></text:p>
      <text:p text:style-name="P3">¿como llegar? <text:span text:style-name="T1">(solo el titulo)</text:span></text:p>
      <text:p text:style-name="P1"/>
      <text:p text:style-name="P2">INSTITUCION <text:span text:style-name="T1">(solo el titulo)</text:span></text:p>
      <text:p text:style-name="P1"/>
      <text:p text:style-name="P2">Historia <text:span text:style-name="T1">(solo el titulo)</text:span></text:p>
      <text:p text:style-name="P1">Autoridades(contenido)</text:p>
      <text:p text:style-name="P1">Mision/vision (contenido)</text:p>
      <text:p text:style-name="P1">valores(contenido)</text:p>
      <text:p text:style-name="P1"/>
      <text:p text:style-name="P2">NOTICIAS <text:span text:style-name="T1">(solo el titulo)</text:span></text:p>
      <text:p text:style-name="P1"/>
      <text:p text:style-name="P2">SERVICIOS <text:span text:style-name="T1">(solo el titulo)</text:span></text:p>
      <text:p text:style-name="P1"/>
      <text:p text:style-name="P2">Departamento <text:span text:style-name="T1">(solo el titulo)</text:span></text:p>
      <text:p text:style-name="P1"/>
      <text:p text:style-name="P1"/>
      <text:p text:style-name="P2">TELESALUD <text:span text:style-name="T1">(solo el titulo)</text:span></text:p>
      <text:p text:style-name="P1"/>
      <text:p text:style-name="P2">¿De que se trata? <text:span text:style-name="T1">(solo el titulo)</text:span></text:p>
      <text:p text:style-name="P1"/>
      <text:p text:style-name="P2">Para mayo informacion, contactenos <text:span text:style-name="T1">(solo el titulo)</text:span></text:p>
      <text:p text:style-name="P1"/>
      <text:p text:style-name="P1">I<text:span text:style-name="T1">NFORMACION PACIENTE <text:s/>(el titulo + todo el contenido)</text:span></text:p>
      <text:p text:style-name="P1"/>
      <text:p text:style-name="P1"/>
      <text:p text:style-name="P1"/>
      <text:p text:style-name="P4">DOCENCIA E INVESTIGACION <text:span text:style-name="T2">(solo el titulo)</text:span></text:p>
      <text:p text:style-name="P4"/>
      <text:p text:style-name="P5">CONTACTO (titulo y contenido)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xinMedium" svg:font-family="AuxinMedium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2:01:15.186015395</meta:creation-date>
    <meta:generator>LibreOffice/5.1.6.2$Linux_X86_64 LibreOffice_project/10m0$Build-2</meta:generator>
    <dc:date>2017-12-28T12:20:05.010183156</dc:date>
    <meta:editing-duration>PT6M32S</meta:editing-duration>
    <meta:editing-cycles>4</meta:editing-cycles>
    <meta:document-statistic meta:table-count="0" meta:image-count="0" meta:object-count="0" meta:page-count="1" meta:paragraph-count="21" meta:word-count="92" meta:character-count="646" meta:non-whitespace-character-count="574"/>
  </office:meta>
</office:document-meta>
</file>